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f708b" officeooo:paragraph-rsid="001f708b"/>
    </style:style>
    <style:style style:name="P2" style:family="paragraph" style:parent-style-name="Text_20_body">
      <style:text-properties fo:font-size="15pt" officeooo:rsid="001f708b" officeooo:paragraph-rsid="001f708b" style:font-size-asian="13.1000003814697pt" style:font-size-complex="15pt"/>
    </style:style>
    <style:style style:name="P3" style:family="paragraph" style:parent-style-name="Text_20_body">
      <style:paragraph-properties fo:text-align="justify" style:justify-single-word="false"/>
      <style:text-properties officeooo:rsid="00201003" officeooo:paragraph-rsid="00201003"/>
    </style:style>
    <style:style style:name="P4" style:family="paragraph" style:parent-style-name="Text_20_body">
      <style:paragraph-properties fo:text-align="justify" style:justify-single-word="false"/>
      <style:text-properties officeooo:rsid="00201b65" officeooo:paragraph-rsid="00201b65"/>
    </style:style>
    <style:style style:name="P5" style:family="paragraph" style:parent-style-name="Text_20_body">
      <style:text-properties officeooo:rsid="0023db1d" officeooo:paragraph-rsid="0023db1d"/>
    </style:style>
    <style:style style:name="P6" style:family="paragraph" style:parent-style-name="Title">
      <style:text-properties officeooo:rsid="001f708b" officeooo:paragraph-rsid="001f708b"/>
    </style:style>
    <style:style style:name="P7" style:family="paragraph" style:parent-style-name="Subtitle">
      <style:text-properties officeooo:rsid="001f708b" officeooo:paragraph-rsid="001f708b"/>
    </style:style>
    <style:style style:name="P8" style:family="paragraph" style:parent-style-name="Subtitle">
      <style:text-properties fo:font-size="15pt" officeooo:rsid="001f708b" officeooo:paragraph-rsid="001f708b" style:font-size-asian="13.1000003814697pt" style:font-size-complex="15pt"/>
    </style:style>
    <style:style style:name="P9" style:family="paragraph" style:parent-style-name="Text_20_body">
      <style:text-properties officeooo:rsid="00240441" officeooo:paragraph-rsid="00240441"/>
    </style:style>
    <style:style style:name="P10" style:family="paragraph" style:parent-style-name="Text_20_body">
      <style:text-properties officeooo:rsid="00247cfb" officeooo:paragraph-rsid="00247cfb"/>
    </style:style>
    <style:style style:name="P11" style:family="paragraph" style:parent-style-name="Heading_20_3">
      <style:text-properties officeooo:rsid="001f708b" officeooo:paragraph-rsid="001f708b"/>
    </style:style>
    <style:style style:name="P12" style:family="paragraph" style:parent-style-name="Heading_20_3">
      <style:paragraph-properties fo:text-align="justify" style:justify-single-word="false"/>
      <style:text-properties officeooo:rsid="00201003" officeooo:paragraph-rsid="00201003"/>
    </style:style>
    <style:style style:name="P13" style:family="paragraph" style:parent-style-name="Heading_20_3">
      <style:paragraph-properties fo:text-align="justify" style:justify-single-word="false"/>
      <style:text-properties officeooo:rsid="00201b65" officeooo:paragraph-rsid="00201b65"/>
    </style:style>
    <style:style style:name="P14" style:family="paragraph" style:parent-style-name="Heading_20_3">
      <style:text-properties officeooo:rsid="0021c521" officeooo:paragraph-rsid="0021c521"/>
    </style:style>
    <style:style style:name="P15" style:family="paragraph" style:parent-style-name="Heading_20_3">
      <style:text-properties officeooo:rsid="0023db1d" officeooo:paragraph-rsid="0023db1d"/>
    </style:style>
    <style:style style:name="T1" style:family="text">
      <style:text-properties officeooo:rsid="0020100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201b65"/>
    </style:style>
    <style:style style:name="T5" style:family="text">
      <style:text-properties officeooo:rsid="0021c521"/>
    </style:style>
    <style:style style:name="T6" style:family="text">
      <style:text-properties officeooo:rsid="00220205"/>
    </style:style>
    <style:style style:name="T7" style:family="text">
      <style:text-properties style:font-name="DejaVu Sans Light"/>
    </style:style>
    <style:style style:name="T8" style:family="text">
      <style:text-properties style:font-name="DejaVu Sans Light" officeooo:rsid="00220205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220205"/>
    </style:style>
    <style:style style:name="T11" style:family="text">
      <style:text-properties style:font-name="Liberation Serif" officeooo:rsid="0023db1d"/>
    </style:style>
    <style:style style:name="T12" style:family="text">
      <style:text-properties officeooo:rsid="002404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LP Assignment – Information Extraction of Seminars (part 1)</text:p>
      <text:p text:style-name="P7">Report</text:p>
      <text:p text:style-name="P8">Student ID: SXN713</text:p>
      <text:p text:style-name="P2"/>
      <text:h text:style-name="P11" text:outline-level="3">Introduction</text:h>
      <text:p text:style-name="P1">This assignment required us to read and process a series of text files representing emails about academic seminars. We had to insert specific tags around valuable pieces of information about said events (the time, the location, the speaker(s)) <text:span text:style-name="T1">and split the text in paragraphs and sentences.</text:span></text:p>
      <text:h text:style-name="P12" text:outline-level="3">Time</text:h>
      <text:p text:style-name="P3">Using a regex with matches all possible time formats, I iterated over each file and inserted tags when a match was found. A downside to this approach is some emails contain irrelevant times, such as the time when the email was posted. While this particular issue has been solved by ignoring a specially formatted line of the text, instances such as ‘<text:span text:style-name="T2">refreshments will be served at 4:15 pm’</text:span><text:span text:style-name="T3"> will also be matched and tagged, thus reducing precision.</text:span></text:p>
      <text:h text:style-name="P12" text:outline-level="3">Place </text:h>
      <text:p text:style-name="P3">I used two sources for gathering location-related data: the training emails and the header of the untagged set. I stored all <text:span text:style-name="T4">known locations in a set and used it to search for occurrences in each new email, unless a location was provided in the header. There were cases when a location was a substring of another, so they were both found in a new email, a selection had to be made. However, the algorithm is currently unable to find new locations that are not specified in the header.</text:span></text:p>
      <text:h text:style-name="P13" text:outline-level="3">Speaker</text:h>
      <text:p text:style-name="P4">I used the same strategy for finding the speaker as for the location: checking the header for clues and looking through already seen data. Moreover, I also <text:span text:style-name="T5">created</text:span> a regex containing personal or academic titles <text:s/>and searched for them in each text. If one was found, <text:span text:style-name="T5">the algorithm would keep looking until a token that could not be (based on punctuation, capitalisation, new line characters, and the possibility of the sentence ending after the name) part of a name was reached. </text:span></text:p>
      <text:h text:style-name="P14" text:outline-level="3"><text:span text:style-name="T6">Paragraphs and </text:span>Sentences</text:h>
      <text:p text:style-name="Text_20_body">Knowing that paragraphs are separated from each other by a new-line character and at least one other white space, I split the text into blocks accordingly. For each block, I used the built-in <text:span text:style-name="T7">sent_tokenize </text:span><text:span text:style-name="T10">function to find possible sentences. Unfortunately, the function is fairly inaccurate, leading to misleading results, including ‘sentences’ with no alphanumeric characters. Therefore, additional checking was required - using I checked whether a possible sentence began </text:span><text:soft-page-break/><text:span text:style-name="T10">with a capital letter and had at least a verb (using the </text:span><text:span text:style-name="T8">pos_tag </text:span><text:span text:style-name="T10">function). </text:span><text:span text:style-name="T11">While paragraph tagging, I also took into consideration the fact that each paragraph must contain at least one sentence.</text:span></text:p>
      <text:p text:style-name="P5"><text:span text:style-name="T10">T</text:span><text:span text:style-name="T9">he results of the evaluator were fairly consistent for the first three objective, achieving 80-90% in both precision and f1 measure. Sentence tagging shows there is plenty of room for improvement, with scores around 50%, while paragraph tagging is evaluated at less than 10%, which, in my opinion, is due to missing or erroneously inserted time/location/sentence/speaker tags or misplaced punctuation or white space characters.</text:span></text:p>
      <text:h text:style-name="P15" text:outline-level="3">Personal assessment and notes to self</text:h>
      <text:p text:style-name="P5">1. Speaker and location tagging may have been more efficient and precise if I had used the StanfordNER tagger after training it on the available data</text:p>
      <text:p text:style-name="P5">2. <text:span text:style-name="T12">Time tagging would have been more accurate if I had written a helper function that could convert time-formatted strings to a standard format, thus enabling me to check whether two differently formatted string were equal and avoiding the aforementioned problem.</text:span></text:p>
      <text:p text:style-name="P9">3. Thinking retrospectively, sentence tagging would have been smoother (especially in edge cases) if I had used the part-of-speech tagger to confirm the syntax of tokenised sentences was correct.</text:p>
      <text:p text:style-name="P9"/>
      <text:p text:style-name="P10">Evaluator output:</text:p>
      <text:p text:style-name="P10">TAG <text:s text:c="11"/>| <text:s text:c="4"/>Accuracy <text:s/>| <text:s/>Precision <text:s/>| <text:s text:c="2"/>Recall <text:s text:c="2"/>| <text:s text:c="6"/>F1</text:p>
      <text:p text:style-name="P10">---------------|----------------------------------------------------------</text:p>
      <text:p text:style-name="P10">stime <text:s text:c="11"/>| <text:s text:c="5"/>78.94% <text:s text:c="2"/>| <text:s text:c="2"/>80.83% <text:s text:c="2"/>| <text:s text:c="2"/>97.12% <text:s text:c="2"/>| <text:s text:c="2"/>88.23%</text:p>
      <text:p text:style-name="P10">etime <text:s text:c="11"/>| <text:s text:c="5"/>80.00% <text:s text:c="2"/>| <text:s text:c="2"/>88.17% <text:s text:c="2"/>| <text:s text:c="2"/>89.62% <text:s text:c="2"/>| <text:s text:c="2"/>88.89%</text:p>
      <text:p text:style-name="P10">sentence <text:s text:c="6"/>| <text:s text:c="5"/>31.09% <text:s text:c="2"/>| <text:s text:c="2"/>54.19% <text:s text:c="2"/>| <text:s text:c="2"/>42.17% <text:s text:c="2"/>| <text:s text:c="2"/>47.43%</text:p>
      <text:p text:style-name="P10">paragraph <text:s text:c="4"/>| <text:s text:c="5"/>3.45% <text:s text:c="4"/>| <text:s text:c="2"/>4.43% <text:s text:c="4"/>| <text:s text:c="2"/>13.43% <text:s text:c="2"/>| <text:s text:c="2"/>6.67%</text:p>
      <text:p text:style-name="P10">location <text:s text:c="7"/>| <text:s text:c="5"/>73.15% <text:s text:c="2"/>| <text:s text:c="2"/>88.62% <text:s text:c="2"/>| <text:s text:c="2"/>80.74% <text:s text:c="2"/>| <text:s text:c="2"/>84.50%</text:p>
      <text:p text:style-name="P10">speaker <text:s text:c="8"/>| <text:s text:c="5"/>47.55% <text:s text:c="2"/>| <text:s text:c="2"/>84.13% <text:s text:c="2"/>| <text:s text:c="2"/>52.24% <text:s text:c="2"/>| <text:s text:c="2"/>64.46%</text:p>
      <text:p text:style-name="P10">total <text:s text:c="13"/>| <text:s text:c="5"/>54.02% <text:s text:c="2"/>| <text:s text:c="2"/>69.82% <text:s text:c="2"/>| <text:s text:c="2"/>70.48% <text:s text:c="2"/>| <text:s text:c="2"/>70.15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8:50:49.147499308</meta:creation-date>
    <dc:date>2018-12-10T10:46:54.365775257</dc:date>
    <meta:editing-duration>PT9M32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2" meta:paragraph-count="28" meta:word-count="655" meta:character-count="4218" meta:non-whitespace-character-count="3377"/>
  </office:meta>
</office:document-meta>
</file>